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2.343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style:paragraph-properties fo:margin-left="0cm" fo:margin-right="0cm" fo:margin-top="0cm" fo:margin-bottom="0cm" fo:text-indent="0cm" style:text-autospace="none"/>
    </style:style>
    <style:style style:name="P3" style:family="paragraph">
      <loext:graphic-properties draw:fill="none" draw:fill-color="#ffffff"/>
      <style:text-properties style:font-name="Segoe UI Semibold" fo:font-size="18pt" style:font-size-asian="18pt" style:font-size-complex="18pt"/>
    </style:style>
    <style:style style:name="P4" style:family="paragraph">
      <loext:graphic-properties draw:fill-color="#ffffff"/>
    </style:style>
    <style:style style:name="P5" style:family="paragraph">
      <style:paragraph-properties fo:margin-left="0cm" fo:margin-right="0cm" fo:margin-top="0cm" fo:margin-bottom="0cm" fo:text-align="start" fo:text-indent="0cm" style:text-autospace="none"/>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7" style:family="paragraph">
      <loext:graphic-properties draw:fill-color="#ffffff"/>
      <style:text-properties fo:font-size="20pt"/>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font-name="Segoe UI Semibold" fo:font-size="18pt" style:font-name-asian="Segoe UI" style:font-size-asian="18pt" style:font-name-complex="Segoe UI" style:font-size-complex="18pt"/>
    </style:style>
    <style:style style:name="T4"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31pt" fo:font-style="italic" fo:font-weight="bold" style:font-name-asian="Segoe UI" style:font-size-asian="31pt" style:font-style-asian="italic" style:font-weight-asian="bold" style:font-name-complex="Segoe UI" style:font-size-complex="31pt" style:font-style-complex="italic" style:font-weight-complex="bold"/>
    </style:style>
    <style:style style:name="T7"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8"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3" draw:layer="layout" svg:width="24.384cm" svg:height="3.902cm" svg:x="1.734cm" svg:y="0.771cm">
          <draw:text-box>
            <text:p text:style-name="P1"><text:span text:style-name="T1">Holy Gospel</text:span></text:p>
            <text:p text:style-name="P1"><text:span text:style-name="T2">Matthew 11:25–30</text:span></text:p>
            <text:p text:style-name="P2"><text:span text:style-name="T3"/></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6" draw:layer="layout" svg:width="25.4cm" svg:height="7.766cm" svg:x="1.27cm" svg:y="0.861cm">
          <draw:text-box>
            <text:p text:style-name="P5"><text:span text:style-name="T4">25</text:span><text:span text:style-name="T5">At that time Jesus declared,</text:span><text:span text:style-name="T6"> “I thank you, Father,</text:span><text:span text:style-name="T5"> Lord of heaven and earth, that you have hidden these things from the wise and under-standing and revealed them to little children; </text:span><text:span text:style-name="T7">26</text:span><text:span text:style-name="T8">yes, Father, for such was your gracious will.</text:span></text:p>
          </draw:text-box>
        </draw:frame>
        <presentation:notes draw:style-name="dp2">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6" draw:layer="layout" svg:width="24.892cm" svg:height="7.766cm" svg:x="1.413cm" svg:y="0.75cm">
          <draw:text-box>
            <text:p text:style-name="P5"><text:span text:style-name="T7">27</text:span><text:span text:style-name="T8">All things have been handed over to me by my Father, and no one knows the Son except the Father, and no one knows the Father except the Son and anyone to whom the Son chooses to reveal him.</text:span></text:p>
          </draw:text-box>
        </draw:frame>
        <presentation:notes draw:style-name="dp2">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6" draw:layer="layout" svg:width="24.892cm" svg:height="7.766cm" svg:x="1.413cm" svg:y="0.75cm">
          <draw:text-box>
            <text:p text:style-name="P5"><text:span text:style-name="T4">28</text:span><text:span text:style-name="T5">Come to me, all who labor and are heavy laden, and I will give you rest. </text:span><text:span text:style-name="T4">29</text:span><text:span text:style-name="T5">Take my yoke upon you, and learn from me, for I am gentle and lowly in heart, and you will find rest for your souls.</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4" draw:text-style-name="P6" draw:layer="layout" svg:width="24.892cm" svg:height="2.593cm" svg:x="1.413cm" svg:y="0.75cm">
          <draw:text-box>
            <text:p text:style-name="P5"><text:span text:style-name="T4">30</text:span><text:span text:style-name="T5">For my yoke is easy, and my burden is light.”</text:span></text:p>
            <text:p text:style-name="P2"><text:span text:style-name="T3"/></text:p>
          </draw:text-box>
        </draw:frame>
        <presentation:notes draw:style-name="dp2">
          <draw:page-thumbnail draw:style-name="gr2" draw:layer="layout" svg:width="13.968cm" svg:height="10.476cm" svg:x="3.81cm" svg:y="2.123cm" draw:page-number="5"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5T19:24:37.152000000</meta:creation-date>
    <dc:title>bluwht blank</dc:title>
    <meta:editing-duration>PT1M51S</meta:editing-duration>
    <meta:editing-cycles>5</meta:editing-cycles>
    <meta:generator>LibreOffice/5.3.4.2$Windows_X86_64 LibreOffice_project/f82d347ccc0be322489bf7da61d7e4ad13fe2ff3</meta:generator>
    <dc:date>2017-07-06T19:16:42.562000000</dc:date>
    <meta:document-statistic meta:object-count="47"/>
  </office:meta>
</office:document-meta>
</file>